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4-08-1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4-05-1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5368" calcext:value-type="float">
            <text:p>106.1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4-02-0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1464" calcext:value-type="float">
            <text:p>106.2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3-11-07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3-10-2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3-08-2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9664" calcext:value-type="float">
            <text:p>107.0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3-08-07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3-05-15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3-02-08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9856" calcext:value-type="float">
            <text:p>106.2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2-11-19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2-08-02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7288" calcext:value-type="float">
            <text:p>106.3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2-05-05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8064" calcext:value-type="float">
            <text:p>105.6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2-02-02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1-12-07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0672" calcext:value-type="float">
            <text:p>105.96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1-08-02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5912" calcext:value-type="float">
            <text:p>105.9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1-05-05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1928" calcext:value-type="float">
            <text:p>105.3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1-02-0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5352" calcext:value-type="float">
            <text:p>105.3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0-11-09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0192" calcext:value-type="float">
            <text:p>105.9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0-08-1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0-05-12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20-02-04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9-11-06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9984" calcext:value-type="float">
            <text:p>105.7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9-08-0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9-05-0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9-02-1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0384" calcext:value-type="float">
            <text:p>105.1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8-11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5432" calcext:value-type="float">
            <text:p>105.9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8-08-06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8-05-0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3536" calcext:value-type="float">
            <text:p>105.2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8-02-0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2032" calcext:value-type="float">
            <text:p>105.41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7-11-02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8104" calcext:value-type="float">
            <text:p>105.98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7-08-02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7-05-18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7-02-07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6-11-08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948" calcext:value-type="float">
            <text:p>106.3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6-08-02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1464" calcext:value-type="float">
            <text:p>106.2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6-05-09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5456" calcext:value-type="float">
            <text:p>105.3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6-02-03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5-11-10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1736" calcext:value-type="float">
            <text:p>106.0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5-08-11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5264" calcext:value-type="float">
            <text:p>106.1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5-05-12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4976" calcext:value-type="float">
            <text:p>105.3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5-03-0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3264" calcext:value-type="float">
            <text:p>105.3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4-11-03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4-05-05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7712" calcext:value-type="float">
            <text:p>105.1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3-11-05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748" calcext:value-type="float">
            <text:p>105.5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3-05-0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3-01-0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2-11-19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5248" calcext:value-type="float">
            <text:p>105.2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2-08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4016" calcext:value-type="float">
            <text:p>105.2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2-08-08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1824" calcext:value-type="float">
            <text:p>105.2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2-03-01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1-11-02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1-04-1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1-03-0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0-11-01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0-05-1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0-05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10-03-09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11-0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6208" calcext:value-type="float">
            <text:p>105.2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09-08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07-08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06-09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05-0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04-10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03-02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02-04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9-01-1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12-08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8568" calcext:value-type="float">
            <text:p>105.1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11-0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46" calcext:value-type="float">
            <text:p>105.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9-30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3576" calcext:value-type="float">
            <text:p>105.5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9-18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2136" calcext:value-type="float">
            <text:p>105.4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5728" calcext:value-type="float">
            <text:p>105.2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0112" calcext:value-type="float">
            <text:p>105.2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4392" calcext:value-type="float">
            <text:p>105.2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4016" calcext:value-type="float">
            <text:p>105.2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3432" calcext:value-type="float">
            <text:p>105.1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8-04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4664" calcext:value-type="float">
            <text:p>105.1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9696" calcext:value-type="float">
            <text:p>105.0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3496" calcext:value-type="float">
            <text:p>104.9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692" calcext:value-type="float">
            <text:p>104.8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7-0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5" calcext:value-type="float">
            <text:p>104.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2432" calcext:value-type="float">
            <text:p>104.8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8048" calcext:value-type="float">
            <text:p>104.7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0992" calcext:value-type="float">
            <text:p>104.7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6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5-06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9512" calcext:value-type="float">
            <text:p>104.2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4-01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2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2-07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1-09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8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2-17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072" calcext:value-type="float">
            <text:p>104.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548" calcext:value-type="float">
            <text:p>104.8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1-06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0928" calcext:value-type="float">
            <text:p>104.9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884" calcext:value-type="float">
            <text:p>105.0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5208" calcext:value-type="float">
            <text:p>104.9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6168" calcext:value-type="float">
            <text:p>104.9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3328" calcext:value-type="float">
            <text:p>105.1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9-26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4184" calcext:value-type="float">
            <text:p>105.1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6376" calcext:value-type="float">
            <text:p>105.1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2744" calcext:value-type="float">
            <text:p>105.0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7232" calcext:value-type="float">
            <text:p>105.1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9-06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0072" calcext:value-type="float">
            <text:p>104.9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884" calcext:value-type="float">
            <text:p>105.0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1784" calcext:value-type="float">
            <text:p>104.9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8632" calcext:value-type="float">
            <text:p>104.8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8-06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5" calcext:value-type="float">
            <text:p>104.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6232" calcext:value-type="float">
            <text:p>104.7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7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6-1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5-09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1664" calcext:value-type="float">
            <text:p>103.9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4-03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3-0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0744" calcext:value-type="float">
            <text:p>104.2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7-01-03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2-0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2328" calcext:value-type="float">
            <text:p>104.7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072" calcext:value-type="float">
            <text:p>104.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4896" calcext:value-type="float">
            <text:p>104.7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0448" calcext:value-type="float">
            <text:p>104.9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1-14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2056" calcext:value-type="float">
            <text:p>104.8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2744" calcext:value-type="float">
            <text:p>105.0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1032" calcext:value-type="float">
            <text:p>105.0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9696" calcext:value-type="float">
            <text:p>105.0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1616" calcext:value-type="float">
            <text:p>105.1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6856" calcext:value-type="float">
            <text:p>105.1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3912" calcext:value-type="float">
            <text:p>105.2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10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3912" calcext:value-type="float">
            <text:p>105.2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3432" calcext:value-type="float">
            <text:p>105.1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268" calcext:value-type="float">
            <text:p>105.2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7128" calcext:value-type="float">
            <text:p>105.0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24" calcext:value-type="float">
            <text:p>105.1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9-0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5624" calcext:value-type="float">
            <text:p>105.1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7816" calcext:value-type="float">
            <text:p>105.2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0384" calcext:value-type="float">
            <text:p>105.1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1784" calcext:value-type="float">
            <text:p>104.9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8-0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8152" calcext:value-type="float">
            <text:p>104.8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3768" calcext:value-type="float">
            <text:p>104.8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0512" calcext:value-type="float">
            <text:p>104.6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6-0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1432" calcext:value-type="float">
            <text:p>104.4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5-1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4-04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3-0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0368" calcext:value-type="float">
            <text:p>104.2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2-02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1-09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6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2-06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4352" calcext:value-type="float">
            <text:p>104.9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312" calcext:value-type="float">
            <text:p>104.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1-08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2848" calcext:value-type="float">
            <text:p>105.0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0-13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1344" calcext:value-type="float">
            <text:p>105.24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9632" calcext:value-type="float">
            <text:p>105.2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9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7064" calcext:value-type="float">
            <text:p>105.2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4392" calcext:value-type="float">
            <text:p>105.2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4392" calcext:value-type="float">
            <text:p>105.2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9-06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7712" calcext:value-type="float">
            <text:p>105.1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7504" calcext:value-type="float">
            <text:p>104.9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8-02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4352" calcext:value-type="float">
            <text:p>104.9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7024" calcext:value-type="float">
            <text:p>104.9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8048" calcext:value-type="float">
            <text:p>104.7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7-11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0512" calcext:value-type="float">
            <text:p>104.6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6-0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0848" calcext:value-type="float">
            <text:p>104.3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5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4752" calcext:value-type="float">
            <text:p>104.3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29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3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7216" calcext:value-type="float">
            <text:p>104.2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0368" calcext:value-type="float">
            <text:p>104.2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2-02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5-01-03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2-01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2704" calcext:value-type="float">
            <text:p>104.6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6336" calcext:value-type="float">
            <text:p>104.7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1-08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692" calcext:value-type="float">
            <text:p>104.8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0-26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024" calcext:value-type="float">
            <text:p>104.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548" calcext:value-type="float">
            <text:p>104.8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9968" calcext:value-type="float">
            <text:p>104.8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9008" calcext:value-type="float">
            <text:p>104.8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264" calcext:value-type="float">
            <text:p>104.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3872" calcext:value-type="float">
            <text:p>104.8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9-07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0072" calcext:value-type="float">
            <text:p>104.9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7984" calcext:value-type="float">
            <text:p>105.0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788" calcext:value-type="float">
            <text:p>104.9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8-02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9592" calcext:value-type="float">
            <text:p>104.9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788" calcext:value-type="float">
            <text:p>104.9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692" calcext:value-type="float">
            <text:p>104.8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3288" calcext:value-type="float">
            <text:p>104.7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4144" calcext:value-type="float">
            <text:p>104.7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7-01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8384" calcext:value-type="float">
            <text:p>104.4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6-0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5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3-08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2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2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1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1-2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1-1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4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2-08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1-19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5984" calcext:value-type="float">
            <text:p>104.2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10-0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9304" calcext:value-type="float">
            <text:p>104.1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9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8-0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7-01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6-0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5-0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432" calcext:value-type="float">
            <text:p>103.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5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4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4-01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9832" calcext:value-type="float">
            <text:p>103.0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3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2-03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3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716" calcext:value-type="float">
            <text:p>103.0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9-1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9312" calcext:value-type="float">
            <text:p>102.6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0816" calcext:value-type="float">
            <text:p>102.5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9984" calcext:value-type="float">
            <text:p>101.9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632" calcext:value-type="float">
            <text:p>101.8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4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6728" calcext:value-type="float">
            <text:p>101.8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1112" calcext:value-type="float">
            <text:p>101.8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024" calcext:value-type="float">
            <text:p>101.9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9088" calcext:value-type="float">
            <text:p>101.6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6936" calcext:value-type="float">
            <text:p>101.9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2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7208" calcext:value-type="float">
            <text:p>101.8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224" calcext:value-type="float">
            <text:p>101.9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132" calcext:value-type="float">
            <text:p>102.0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2552" calcext:value-type="float">
            <text:p>101.9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7688" calcext:value-type="float">
            <text:p>101.8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9296" calcext:value-type="float">
            <text:p>101.8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8232" calcext:value-type="float">
            <text:p>101.6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7648" calcext:value-type="float">
            <text:p>101.5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1176" calcext:value-type="float">
            <text:p>101.6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1408" calcext:value-type="float">
            <text:p>101.1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4728" calcext:value-type="float">
            <text:p>101.0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7296" calcext:value-type="float">
            <text:p>101.0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1032" calcext:value-type="float">
            <text:p>101.2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4352" calcext:value-type="float">
            <text:p>101.1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1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0384" calcext:value-type="float">
            <text:p>101.3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1072" calcext:value-type="float">
            <text:p>101.5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5184" calcext:value-type="float">
            <text:p>101.6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6896" calcext:value-type="float">
            <text:p>101.6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6104" calcext:value-type="float">
            <text:p>101.4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2472" calcext:value-type="float">
            <text:p>101.3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4352" calcext:value-type="float">
            <text:p>101.1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2000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6376" calcext:value-type="float">
            <text:p>101.3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7272" calcext:value-type="float">
            <text:p>101.6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5832" calcext:value-type="float">
            <text:p>101.5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936" calcext:value-type="float">
            <text:p>101.5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4496" calcext:value-type="float">
            <text:p>101.5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3912" calcext:value-type="float">
            <text:p>101.4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0888" calcext:value-type="float">
            <text:p>100.8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164" calcext:value-type="float">
            <text:p>100.7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2616" calcext:value-type="float">
            <text:p>101.7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1488" calcext:value-type="float">
            <text:p>101.8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6376" calcext:value-type="float">
            <text:p>101.3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5896" calcext:value-type="float">
            <text:p>101.2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1952" calcext:value-type="float">
            <text:p>100.9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0784" calcext:value-type="float">
            <text:p>100.7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1952" calcext:value-type="float">
            <text:p>100.9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5856" calcext:value-type="float">
            <text:p>100.9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7296" calcext:value-type="float">
            <text:p>101.0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4728" calcext:value-type="float">
            <text:p>101.0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8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6648" calcext:value-type="float">
            <text:p>101.1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2-2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8504" calcext:value-type="float">
            <text:p>101.5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9568" calcext:value-type="float">
            <text:p>101.6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0152" calcext:value-type="float">
            <text:p>101.8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1968" calcext:value-type="float">
            <text:p>101.8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5016" calcext:value-type="float">
            <text:p>101.8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8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9944" calcext:value-type="float">
            <text:p>101.6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556" calcext:value-type="float">
            <text:p>101.6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1176" calcext:value-type="float">
            <text:p>101.6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6376" calcext:value-type="float">
            <text:p>101.3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952" calcext:value-type="float">
            <text:p>101.3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8568" calcext:value-type="float">
            <text:p>101.3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4-3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4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0864" calcext:value-type="float">
            <text:p>101.4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728" calcext:value-type="float">
            <text:p>101.4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3536" calcext:value-type="float">
            <text:p>101.4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1-13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936" calcext:value-type="float">
            <text:p>101.5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7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6144" calcext:value-type="float">
            <text:p>101.7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6144" calcext:value-type="float">
            <text:p>101.7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1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7896" calcext:value-type="float">
            <text:p>102.0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632" calcext:value-type="float">
            <text:p>101.8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1488" calcext:value-type="float">
            <text:p>101.8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9464" calcext:value-type="float">
            <text:p>101.6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3848" calcext:value-type="float">
            <text:p>101.6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1656" calcext:value-type="float">
            <text:p>101.6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8024" calcext:value-type="float">
            <text:p>101.5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2032" calcext:value-type="float">
            <text:p>101.6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1176" calcext:value-type="float">
            <text:p>101.6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4-17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1448" calcext:value-type="float">
            <text:p>101.5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4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2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1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9296" calcext:value-type="float">
            <text:p>101.8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9776" calcext:value-type="float">
            <text:p>101.8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5496" calcext:value-type="float">
            <text:p>101.8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6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7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276" calcext:value-type="float">
            <text:p>102.0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6936" calcext:value-type="float">
            <text:p>101.9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1112" calcext:value-type="float">
            <text:p>101.8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1592" calcext:value-type="float">
            <text:p>101.8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2448" calcext:value-type="float">
            <text:p>101.8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224" calcext:value-type="float">
            <text:p>101.9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5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2072" calcext:value-type="float">
            <text:p>101.9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9584" calcext:value-type="float">
            <text:p>102.5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1672" calcext:value-type="float">
            <text:p>102.5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2448" calcext:value-type="float">
            <text:p>101.8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2552" calcext:value-type="float">
            <text:p>101.9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5288" calcext:value-type="float">
            <text:p>101.7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1008" calcext:value-type="float">
            <text:p>101.7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8232" calcext:value-type="float">
            <text:p>101.6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9568" calcext:value-type="float">
            <text:p>101.6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7376" calcext:value-type="float">
            <text:p>101.6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6144" calcext:value-type="float">
            <text:p>101.7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1968" calcext:value-type="float">
            <text:p>101.8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1488" calcext:value-type="float">
            <text:p>101.8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0816" calcext:value-type="float">
            <text:p>102.5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0816" calcext:value-type="float">
            <text:p>102.5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372" calcext:value-type="float">
            <text:p>102.1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324" calcext:value-type="float">
            <text:p>102.1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9608" calcext:value-type="float">
            <text:p>102.0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2928" calcext:value-type="float">
            <text:p>101.9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1488" calcext:value-type="float">
            <text:p>101.8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3472" calcext:value-type="float">
            <text:p>101.6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5496" calcext:value-type="float">
            <text:p>101.8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9776" calcext:value-type="float">
            <text:p>101.8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6936" calcext:value-type="float">
            <text:p>101.9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1112" calcext:value-type="float">
            <text:p>101.8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7208" calcext:value-type="float">
            <text:p>101.8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1112" calcext:value-type="float">
            <text:p>101.8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1072" calcext:value-type="float">
            <text:p>101.5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124" calcext:value-type="float">
            <text:p>101.3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4288" calcext:value-type="float">
            <text:p>101.3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432" calcext:value-type="float">
            <text:p>100.9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3664" calcext:value-type="float">
            <text:p>100.9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432" calcext:value-type="float">
            <text:p>100.9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2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7712" calcext:value-type="float">
            <text:p>101.3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76" calcext:value-type="float">
            <text:p>101.3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1448" calcext:value-type="float">
            <text:p>101.5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8504" calcext:value-type="float">
            <text:p>101.5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172" calcext:value-type="float">
            <text:p>101.3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5896" calcext:value-type="float">
            <text:p>101.2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4352" calcext:value-type="float">
            <text:p>101.1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4728" calcext:value-type="float">
            <text:p>101.0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3352" calcext:value-type="float">
            <text:p>100.7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4208" calcext:value-type="float">
            <text:p>100.7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7592" calcext:value-type="float">
            <text:p>100.3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1392" calcext:value-type="float">
            <text:p>100.2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4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3856" calcext:value-type="float">
            <text:p>100.1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2352" calcext:value-type="float">
            <text:p>100.3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408" calcext:value-type="float">
            <text:p>100.4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1-01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876" calcext:value-type="float">
            <text:p>100.5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1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488" calcext:value-type="float">
            <text:p>101.0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1304" calcext:value-type="float">
            <text:p>101.1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3312" calcext:value-type="float">
            <text:p>100.4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90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0368" calcext:value-type="float">
            <text:p>100.4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3896" calcext:value-type="float">
            <text:p>100.5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3312" calcext:value-type="float">
            <text:p>100.4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3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9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2728" calcext:value-type="float">
            <text:p>100.3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5608" calcext:value-type="float">
            <text:p>100.4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0264" calcext:value-type="float">
            <text:p>100.4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6256" calcext:value-type="float">
            <text:p>100.3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88" calcext:value-type="float">
            <text:p>100.2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6048" calcext:value-type="float">
            <text:p>100.2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8512" calcext:value-type="float">
            <text:p>100.1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2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3984" calcext:value-type="float">
            <text:p>99.6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3984" calcext:value-type="float">
            <text:p>99.6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9328" calcext:value-type="float">
            <text:p>99.7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9368" calcext:value-type="float">
            <text:p>100.0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3232" calcext:value-type="float">
            <text:p>99.7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2232" calcext:value-type="float">
            <text:p>99.3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4944" calcext:value-type="float">
            <text:p>99.7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5-0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2232" calcext:value-type="float">
            <text:p>99.3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576" calcext:value-type="float">
            <text:p>99.4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4696" calcext:value-type="float">
            <text:p>99.2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2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532" calcext:value-type="float">
            <text:p>99.7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532" calcext:value-type="float">
            <text:p>99.7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10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8992" calcext:value-type="float">
            <text:p>100.1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392" calcext:value-type="float">
            <text:p>99.9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3232" calcext:value-type="float">
            <text:p>99.7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544" calcext:value-type="float">
            <text:p>99.6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8512" calcext:value-type="float">
            <text:p>100.1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8448" calcext:value-type="float">
            <text:p>100.3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3416" calcext:value-type="float">
            <text:p>100.4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4272" calcext:value-type="float">
            <text:p>100.4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4544" calcext:value-type="float">
            <text:p>100.3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88" calcext:value-type="float">
            <text:p>100.2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3752" calcext:value-type="float">
            <text:p>100.1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0224" calcext:value-type="float">
            <text:p>100.0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304" calcext:value-type="float">
            <text:p>99.9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5944" calcext:value-type="float">
            <text:p>100.1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3752" calcext:value-type="float">
            <text:p>100.1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992" calcext:value-type="float">
            <text:p>100.5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6648" calcext:value-type="float">
            <text:p>101.1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1304" calcext:value-type="float">
            <text:p>101.1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4728" calcext:value-type="float">
            <text:p>101.0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6192" calcext:value-type="float">
            <text:p>100.5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0784" calcext:value-type="float">
            <text:p>100.7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4584" calcext:value-type="float">
            <text:p>100.6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4584" calcext:value-type="float">
            <text:p>100.6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952" calcext:value-type="float">
            <text:p>101.3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0216" calcext:value-type="float">
            <text:p>101.5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384" calcext:value-type="float">
            <text:p>101.7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5288" calcext:value-type="float">
            <text:p>101.7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992" calcext:value-type="float">
            <text:p>101.6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7168" calcext:value-type="float">
            <text:p>101.5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4496" calcext:value-type="float">
            <text:p>101.5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4016" calcext:value-type="float">
            <text:p>101.4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5144" calcext:value-type="float">
            <text:p>101.3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6648" calcext:value-type="float">
            <text:p>101.1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836" calcext:value-type="float">
            <text:p>101.1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1304" calcext:value-type="float">
            <text:p>101.1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4352" calcext:value-type="float">
            <text:p>101.1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9424" calcext:value-type="float">
            <text:p>101.3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1176" calcext:value-type="float">
            <text:p>101.6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1656" calcext:value-type="float">
            <text:p>101.6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9192" calcext:value-type="float">
            <text:p>101.7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0048" calcext:value-type="float">
            <text:p>101.7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7856" calcext:value-type="float">
            <text:p>101.7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632" calcext:value-type="float">
            <text:p>101.8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7208" calcext:value-type="float">
            <text:p>101.8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2616" calcext:value-type="float">
            <text:p>101.7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7856" calcext:value-type="float">
            <text:p>101.7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6376" calcext:value-type="float">
            <text:p>101.3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0888" calcext:value-type="float">
            <text:p>100.8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3624" calcext:value-type="float">
            <text:p>100.6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2912" calcext:value-type="float">
            <text:p>101.0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0112" calcext:value-type="float">
            <text:p>101.4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8504" calcext:value-type="float">
            <text:p>101.5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4496" calcext:value-type="float">
            <text:p>101.5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0968" calcext:value-type="float">
            <text:p>101.4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7232" calcext:value-type="float">
            <text:p>101.2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3248" calcext:value-type="float">
            <text:p>100.6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8592" calcext:value-type="float">
            <text:p>100.7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1472" calcext:value-type="float">
            <text:p>100.9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8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488" calcext:value-type="float">
            <text:p>101.0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488" calcext:value-type="float">
            <text:p>101.0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416" calcext:value-type="float">
            <text:p>101.2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5144" calcext:value-type="float">
            <text:p>101.3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9904" calcext:value-type="float">
            <text:p>101.3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5352" calcext:value-type="float">
            <text:p>101.4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936" calcext:value-type="float">
            <text:p>101.5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7648" calcext:value-type="float">
            <text:p>101.5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1176" calcext:value-type="float">
            <text:p>101.6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8024" calcext:value-type="float">
            <text:p>101.5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0968" calcext:value-type="float">
            <text:p>101.4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0008" calcext:value-type="float">
            <text:p>101.4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3016" calcext:value-type="float">
            <text:p>101.0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1952" calcext:value-type="float">
            <text:p>100.9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9592" calcext:value-type="float">
            <text:p>101.1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7608" calcext:value-type="float">
            <text:p>101.2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124" calcext:value-type="float">
            <text:p>101.3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4872" calcext:value-type="float">
            <text:p>101.4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0216" calcext:value-type="float">
            <text:p>101.5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0968" calcext:value-type="float">
            <text:p>101.4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7528" calcext:value-type="float">
            <text:p>100.6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9512" calcext:value-type="float">
            <text:p>100.4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6256" calcext:value-type="float">
            <text:p>100.3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0264" calcext:value-type="float">
            <text:p>100.4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3208" calcext:value-type="float">
            <text:p>100.3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8448" calcext:value-type="float">
            <text:p>100.3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3352" calcext:value-type="float">
            <text:p>100.7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496" calcext:value-type="float">
            <text:p>100.3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1392" calcext:value-type="float">
            <text:p>100.2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3336" calcext:value-type="float">
            <text:p>99.8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4256" calcext:value-type="float">
            <text:p>99.5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6112" calcext:value-type="float">
            <text:p>99.9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3856" calcext:value-type="float">
            <text:p>100.1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6304" calcext:value-type="float">
            <text:p>99.2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868" calcext:value-type="float">
            <text:p>99.9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3232" calcext:value-type="float">
            <text:p>99.7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8512" calcext:value-type="float">
            <text:p>100.1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2192" calcext:value-type="float">
            <text:p>99.0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572" calcext:value-type="float">
            <text:p>99.1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3336" calcext:value-type="float">
            <text:p>99.8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4776" calcext:value-type="float">
            <text:p>99.9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9368" calcext:value-type="float">
            <text:p>100.0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1728" calcext:value-type="float">
            <text:p>99.9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6112" calcext:value-type="float">
            <text:p>99.9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392" calcext:value-type="float">
            <text:p>99.9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712" calcext:value-type="float">
            <text:p>99.4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4864" calcext:value-type="float">
            <text:p>99.1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6408" calcext:value-type="float">
            <text:p>99.2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5256" calcext:value-type="float">
            <text:p>99.9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532" calcext:value-type="float">
            <text:p>99.7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9328" calcext:value-type="float">
            <text:p>99.7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3296" calcext:value-type="float">
            <text:p>99.5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7536" calcext:value-type="float">
            <text:p>99.1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524" calcext:value-type="float">
            <text:p>99.0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1712" calcext:value-type="float">
            <text:p>99.0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6576" calcext:value-type="float">
            <text:p>99.0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4008" calcext:value-type="float">
            <text:p>99.1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5616" calcext:value-type="float">
            <text:p>99.0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5136" calcext:value-type="float">
            <text:p>99.0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1336" calcext:value-type="float">
            <text:p>99.0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064" calcext:value-type="float">
            <text:p>99.1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7992" calcext:value-type="float">
            <text:p>99.7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1728" calcext:value-type="float">
            <text:p>99.9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4776" calcext:value-type="float">
            <text:p>99.9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0768" calcext:value-type="float">
            <text:p>99.8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6176" calcext:value-type="float">
            <text:p>99.7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344" calcext:value-type="float">
            <text:p>99.5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1752" calcext:value-type="float">
            <text:p>99.3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576" calcext:value-type="float">
            <text:p>99.4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3336" calcext:value-type="float">
            <text:p>99.8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9368" calcext:value-type="float">
            <text:p>100.0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8512" calcext:value-type="float">
            <text:p>100.1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9368" calcext:value-type="float">
            <text:p>100.0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8304" calcext:value-type="float">
            <text:p>99.9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72" calcext:value-type="float">
            <text:p>99.8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3712" calcext:value-type="float">
            <text:p>99.8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3128" calcext:value-type="float">
            <text:p>99.7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0224" calcext:value-type="float">
            <text:p>100.0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0392" calcext:value-type="float">
            <text:p>99.9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96" calcext:value-type="float">
            <text:p>100.2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7216" calcext:value-type="float">
            <text:p>100.4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96" calcext:value-type="float">
            <text:p>100.2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4776" calcext:value-type="float">
            <text:p>99.9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16" calcext:value-type="float">
            <text:p>99.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3712" calcext:value-type="float">
            <text:p>99.8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7992" calcext:value-type="float">
            <text:p>99.7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3712" calcext:value-type="float">
            <text:p>99.8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3232" calcext:value-type="float">
            <text:p>99.7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7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9472" calcext:value-type="float">
            <text:p>100.1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3416" calcext:value-type="float">
            <text:p>100.4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4272" calcext:value-type="float">
            <text:p>100.4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2184" calcext:value-type="float">
            <text:p>100.5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7528" calcext:value-type="float">
            <text:p>100.6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5232" calcext:value-type="float">
            <text:p>100.5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5608" calcext:value-type="float">
            <text:p>100.4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496" calcext:value-type="float">
            <text:p>100.3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2728" calcext:value-type="float">
            <text:p>100.3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96" calcext:value-type="float">
            <text:p>100.2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1768" calcext:value-type="float">
            <text:p>100.2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3856" calcext:value-type="float">
            <text:p>100.1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9512" calcext:value-type="float">
            <text:p>100.4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3144" calcext:value-type="float">
            <text:p>100.5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4856" calcext:value-type="float">
            <text:p>100.5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2224" calcext:value-type="float">
            <text:p>100.8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5232" calcext:value-type="float">
            <text:p>100.5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876" calcext:value-type="float">
            <text:p>100.5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2184" calcext:value-type="float">
            <text:p>100.5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0224" calcext:value-type="float">
            <text:p>100.0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8992" calcext:value-type="float">
            <text:p>100.1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5944" calcext:value-type="float">
            <text:p>100.1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88" calcext:value-type="float">
            <text:p>100.2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6048" calcext:value-type="float">
            <text:p>100.2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2728" calcext:value-type="float">
            <text:p>100.3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4544" calcext:value-type="float">
            <text:p>100.3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7152" calcext:value-type="float">
            <text:p>100.6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3624" calcext:value-type="float">
            <text:p>100.6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164" calcext:value-type="float">
            <text:p>100.7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2224" calcext:value-type="float">
            <text:p>100.8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0888" calcext:value-type="float">
            <text:p>100.8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3144" calcext:value-type="float">
            <text:p>100.5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3416" calcext:value-type="float">
            <text:p>100.4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3312" calcext:value-type="float">
            <text:p>100.4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5568" calcext:value-type="float">
            <text:p>100.1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8448" calcext:value-type="float">
            <text:p>100.3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0224" calcext:value-type="float">
            <text:p>100.0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0368" calcext:value-type="float">
            <text:p>100.4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136" calcext:value-type="float">
            <text:p>100.5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7632" calcext:value-type="float">
            <text:p>100.6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4208" calcext:value-type="float">
            <text:p>100.7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3144" calcext:value-type="float">
            <text:p>100.5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992" calcext:value-type="float">
            <text:p>100.5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2248" calcext:value-type="float">
            <text:p>100.2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0808" calcext:value-type="float">
            <text:p>100.1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5568" calcext:value-type="float">
            <text:p>100.1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9368" calcext:value-type="float">
            <text:p>100.0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1728" calcext:value-type="float">
            <text:p>99.9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0224" calcext:value-type="float">
            <text:p>100.0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2688" calcext:value-type="float">
            <text:p>99.9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3336" calcext:value-type="float">
            <text:p>99.8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0368" calcext:value-type="float">
            <text:p>100.4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5648" calcext:value-type="float">
            <text:p>100.8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544" calcext:value-type="float">
            <text:p>100.7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496" calcext:value-type="float">
            <text:p>100.3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9784" calcext:value-type="float">
            <text:p>100.3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9304" calcext:value-type="float">
            <text:p>100.3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8992" calcext:value-type="float">
            <text:p>100.1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9368" calcext:value-type="float">
            <text:p>100.0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3856" calcext:value-type="float">
            <text:p>100.1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8344" calcext:value-type="float">
            <text:p>100.2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3688" calcext:value-type="float">
            <text:p>100.3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9784" calcext:value-type="float">
            <text:p>100.3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016" calcext:value-type="float">
            <text:p>100.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3664" calcext:value-type="float">
            <text:p>100.9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5856" calcext:value-type="float">
            <text:p>100.9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8112" calcext:value-type="float">
            <text:p>100.71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0744" calcext:value-type="float">
            <text:p>100.4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2456" calcext:value-type="float">
            <text:p>100.4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1016" calcext:value-type="float">
            <text:p>100.3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9784" calcext:value-type="float">
            <text:p>100.3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3312" calcext:value-type="float">
            <text:p>100.4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3896" calcext:value-type="float">
            <text:p>100.5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2288" calcext:value-type="float">
            <text:p>100.6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3896" calcext:value-type="float">
            <text:p>100.5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8592" calcext:value-type="float">
            <text:p>100.7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164" calcext:value-type="float">
            <text:p>100.7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6256" calcext:value-type="float">
            <text:p>100.3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1768" calcext:value-type="float">
            <text:p>100.2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864" calcext:value-type="float">
            <text:p>100.2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0536" calcext:value-type="float">
            <text:p>100.3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0808" calcext:value-type="float">
            <text:p>100.1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96" calcext:value-type="float">
            <text:p>100.2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5024" calcext:value-type="float">
            <text:p>100.3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408" calcext:value-type="float">
            <text:p>100.4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116" calcext:value-type="float">
            <text:p>100.7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4208" calcext:value-type="float">
            <text:p>100.7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9784" calcext:value-type="float">
            <text:p>100.3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0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0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7592" calcext:value-type="float">
            <text:p>100.3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6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9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4272" calcext:value-type="float">
            <text:p>100.4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544" calcext:value-type="float">
            <text:p>100.7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0704" calcext:value-type="float">
            <text:p>100.1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5712" calcext:value-type="float">
            <text:p>100.5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7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832" calcext:value-type="float">
            <text:p>100.0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8136" calcext:value-type="float">
            <text:p>100.1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7656" calcext:value-type="float">
            <text:p>100.1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4776" calcext:value-type="float">
            <text:p>99.9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0768" calcext:value-type="float">
            <text:p>99.8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104" calcext:value-type="float">
            <text:p>99.5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576" calcext:value-type="float">
            <text:p>99.4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576" calcext:value-type="float">
            <text:p>99.4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7888" calcext:value-type="float">
            <text:p>99.6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532" calcext:value-type="float">
            <text:p>99.7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6112" calcext:value-type="float">
            <text:p>99.9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9328" calcext:value-type="float">
            <text:p>99.7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1896" calcext:value-type="float">
            <text:p>99.7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2688" calcext:value-type="float">
            <text:p>99.9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9264" calcext:value-type="float">
            <text:p>100.0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576" calcext:value-type="float">
            <text:p>99.8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9328" calcext:value-type="float">
            <text:p>99.7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0456" calcext:value-type="float">
            <text:p>99.6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3232" calcext:value-type="float">
            <text:p>99.7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1392" calcext:value-type="float">
            <text:p>100.2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96" calcext:value-type="float">
            <text:p>100.2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307112382601</text:p>
          </table:table-cell>
          <table:table-cell office:value-type="string" calcext:value-type="string">
            <text:p>195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9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006" meta:object-count="0"/>
    <meta:user-defined meta:name="AppVersion">3.0</meta:user-defined>
  </office:meta>
</office:document-meta>
</file>